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1201in"/>
      <style:text-properties fo:font-size="10pt" officeooo:rsid="001b42ce" officeooo:paragraph-rsid="001b42ce" fo:background-color="#cccccc" style:font-size-asian="10pt" style:font-size-complex="10pt"/>
    </style:style>
    <style:style style:name="P2" style:family="paragraph" style:parent-style-name="Standard">
      <style:paragraph-properties fo:line-height="0.1201in"/>
      <style:text-properties fo:font-size="10pt" officeooo:rsid="001b42ce" officeooo:paragraph-rsid="001d99c8" fo:background-color="#cccccc" style:font-size-asian="10pt" style:font-size-complex="10pt"/>
    </style:style>
    <style:style style:name="T1" style:family="text">
      <style:text-properties officeooo:rsid="001d9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ne Dune Dune Dune Dune Dune Dune Dune Dune Dune Dune Dune Dune Dune Dune Dune Dune Dune Dune Dune Dune Dune Dune <text:span text:style-name="T1">Dun <text:s/></text:span></text:p>
      <text:p text:style-name="P1">ne Dune Dune Dune Dune Dune Dune Dune Dune Dune Dune Dune Dune Dune Dune Dune Dune Dune Dune Dune Dune Dune Dune Du<text:span text:style-name="T1">ne D <text:s text:c="2"/>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 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  <text:p text:style-name="P2">ne Dune Dune Dune Dune Dune Dune Dune Dune Dune Dune Dune Dune Dune Dune Dune Dune Dune Dune Dune Dune Dune Dune Du<text:span text:style-name="T1">ne D</text:span></text:p>
      <text:p text:style-name="P2">Dune Dune Dune Dune Dune Dune Dune Dune Dune Dune Dune Dune Dune Dune Dune Dune Dune Dune Dune Dune Dune Dune Dune <text:span text:style-name="T1">Du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0:24:02.142350416</meta:creation-date>
    <dc:date>2019-02-03T08:53:47.250130953</dc:date>
    <meta:editing-duration>PT17M14S</meta:editing-duration>
    <meta:editing-cycles>2</meta:editing-cycles>
    <meta:generator>LibreOffice/6.0.7.3$Linux_X86_64 LibreOffice_project/00m0$Build-3</meta:generator>
    <meta:print-date>2019-02-03T08:50:13.527898091</meta:print-date>
    <meta:document-statistic meta:table-count="0" meta:image-count="0" meta:object-count="0" meta:page-count="1" meta:paragraph-count="87" meta:word-count="2131" meta:character-count="10358" meta:non-whitespace-character-count="8265"/>
  </office:meta>
</office:document-meta>
</file>